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64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2.2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45in"/>
    </style:style>
    <style:style style:name="co6" style:family="table-column">
      <style:table-column-properties fo:break-before="auto" style:column-width="1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70"/>
    <style:style style:name="ce3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row table:style-name="ro1">
          <table:table-cell table:style-name="Default" office:value-type="string" calcext:value-type="string">
            <text:p>Date of Activity</text:p>
          </table:table-cell>
          <table:table-cell office:value-type="string" calcext:value-type="string">
            <text:p>ActivityType</text:p>
          </table:table-cell>
          <table:table-cell office:value-type="string" calcext:value-type="string">
            <text:p>Product / Game 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lay Points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Tickets Earned</text:p>
          </table:table-cell>
          <table:table-cell office:value-type="string" calcext:value-type="string">
            <text:p>Redemption Currency Loaded</text:p>
          </table:table-cell>
          <table:table-cell office:value-type="string" calcext:value-type="string">
            <text:p>Tickets Manually Loaded</text:p>
          </table:table-cell>
          <table:table-cell office:value-type="string" calcext:value-type="string">
            <text:p>Tickets Loaded Via TicketReceipts</text:p>
          </table:table-cell>
          <table:table-cell office:value-type="string" calcext:value-type="string">
            <text:p>Tickets Loaded Via Transaction</text:p>
          </table:table-cell>
          <table:table-cell office:value-type="string" calcext:value-type="string">
            <text:p>Tickets Redeemed</text:p>
          </table:table-cell>
          <table:table-cell office:value-type="string" calcext:value-type="string">
            <text:p>Loyalty Point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Username</text:p>
          </table:table-cell>
        </table:table-row>
        <table:table-row table:style-name="ro1">
          <table:table-cell office:value-type="date" office:date-value="2025-04-20T16:36:00" calcext:value-type="date">
            <text:p>04/20/25 04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BACK TO SCHOOL 350K (224 Token)</text:p>
          </table:table-cell>
          <table:table-cell office:value-type="float" office:value="350000" calcext:value-type="float">
            <text:p>350000</text:p>
          </table:table-cell>
          <table:table-cell office:value-type="float" office:value="224" calcext:value-type="float">
            <text:p>2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qmal</text:p>
          </table:table-cell>
        </table:table-row>
        <table:table-row table:style-name="ro1">
          <table:table-cell office:value-type="date" office:date-value="2025-04-20T16:36:00" calcext:value-type="date">
            <text:p>04/20/25 04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Voucher Student Card Promo (10 Token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qmal</text:p>
          </table:table-cell>
        </table:table-row>
        <table:table-row table:style-name="ro1">
          <table:table-cell office:value-type="date" office:date-value="2025-04-20T16:36:00" calcext:value-type="date">
            <text:p>04/20/25 04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New Membership (10k)</text:p>
          </table:table-cell>
          <table:table-cell office:value-type="float" office:value="10000" calcext:value-type="float">
            <text:p>1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qmal</text:p>
          </table:table-cell>
        </table:table-row>
        <table:table-row table:style-name="ro1">
          <table:table-cell office:value-type="date" office:date-value="2025-04-20T16:44:00" calcext:value-type="date">
            <text:p>04/20/25 04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6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03:00" calcext:value-type="date">
            <text:p>04/20/25 0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03:00" calcext:value-type="date">
            <text:p>04/20/25 0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03:00" calcext:value-type="date">
            <text:p>04/20/25 0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03:00" calcext:value-type="date">
            <text:p>04/20/25 0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20:00" calcext:value-type="date">
            <text:p>04/20/25 05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33:00" calcext:value-type="date">
            <text:p>04/20/25 05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4-20T17:35:00" calcext:value-type="date">
            <text:p>04/20/25 05:3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36:00" calcext:value-type="date">
            <text:p>04/20/25 05:3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7:40:00" calcext:value-type="date">
            <text:p>04/20/25 05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4-20T18:03:00" calcext:value-type="date">
            <text:p>04/20/25 06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4-20T18:03:00" calcext:value-type="date">
            <text:p>04/20/25 06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4-20T18:03:00" calcext:value-type="date">
            <text:p>04/20/25 06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5-04T14:50:00" calcext:value-type="date">
            <text:p>05/04/25 02:5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IAMOND SWEET LA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4:50:00" calcext:value-type="date">
            <text:p>05/04/25 02:5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4:57:00" calcext:value-type="date">
            <text:p>05/04/25 02:57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1501-Permen Blaster(2) ; MRC001290-Permen KIS(2) ; MRC002897-Permen Kopiko(3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240" calcext:value-type="float">
            <text:p>-24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5:10:00" calcext:value-type="date">
            <text:p>05/04/25 0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10:00" calcext:value-type="date">
            <text:p>05/04/25 0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10:00" calcext:value-type="date">
            <text:p>05/04/25 0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10:00" calcext:value-type="date">
            <text:p>05/04/25 0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10:00" calcext:value-type="date">
            <text:p>05/04/25 0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10:00" calcext:value-type="date">
            <text:p>05/04/25 0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32:00" calcext:value-type="date">
            <text:p>05/04/25 03:3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48:00" calcext:value-type="date">
            <text:p>05/04/25 03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5-04T15:56:00" calcext:value-type="date">
            <text:p>05/04/25 03:5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56:00" calcext:value-type="date">
            <text:p>05/04/25 03:5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5:57:00" calcext:value-type="date">
            <text:p>05/04/25 03:5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6:18:00" calcext:value-type="date">
            <text:p>05/04/25 04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5-04T16:18:00" calcext:value-type="date">
            <text:p>05/04/25 04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5-04T16:18:00" calcext:value-type="date">
            <text:p>05/04/25 04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UNDERTAKER x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0" calcext:value-type="float">
            <text:p>14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3:00" calcext:value-type="date">
            <text:p>05/04/25 04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9200" calcext:value-type="float">
            <text:p>992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04T16:36:00" calcext:value-type="date">
            <text:p>05/04/25 04:36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1B90294C-Replaced-20250504153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Izrami</text:p>
          </table:table-cell>
        </table:table-row>
        <table:table-row table:style-name="ro1">
          <table:table-cell office:value-type="date" office:date-value="2025-05-04T18:08:00" calcext:value-type="date">
            <text:p>05/04/25 0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6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4T18:08:00" calcext:value-type="date">
            <text:p>05/04/25 0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6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05T03:04:00" calcext:value-type="date">
            <text:p>05/05/25 03:04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old Rew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5-05T18:44:00" calcext:value-type="date">
            <text:p>05/05/25 06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5-10T17:07:00" calcext:value-type="date">
            <text:p>05/10/25 05:07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12T16:20:00" calcext:value-type="date">
            <text:p>05/12/25 04:20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5-Chitato Potato Chips Rasa Sapi Panggang 15gr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Claudia</text:p>
          </table:table-cell>
        </table:table-row>
        <table:table-row table:style-name="ro1">
          <table:table-cell office:value-type="date" office:date-value="2025-05-12T20:44:00" calcext:value-type="date">
            <text:p>05/12/25 08:44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3004-Neko Laptop Bag - 598887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29470" calcext:value-type="float">
            <text:p>-2947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5-12T22:08:00" calcext:value-type="date">
            <text:p>05/12/25 10:08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3004-Neko Laptop Bag - 598887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29470" calcext:value-type="float">
            <text:p>-2947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5-17T21:19:00" calcext:value-type="date">
            <text:p>05/17/25 09:19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5-17T22:41:00" calcext:value-type="date">
            <text:p>05/17/25 10:41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5-18T23:18:00" calcext:value-type="date">
            <text:p>05/18/25 11:18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5-21T17:05:00" calcext:value-type="date">
            <text:p>05/21/25 05:05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5-23T16:35:00" calcext:value-type="date">
            <text:p>05/23/25 04:35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01T21:53:00" calcext:value-type="date">
            <text:p>06/01/25 09:5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149-Oops Fugu &amp; Friends 40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630" calcext:value-type="float">
            <text:p>-6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07T17:46:00" calcext:value-type="date">
            <text:p>06/07/25 05:46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660" calcext:value-type="float">
            <text:p>-66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08T16:59:00" calcext:value-type="date">
            <text:p>06/08/25 04:59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1887-N.A. T-Shirts - Adult (Assorted Designs and Sizes) | 36585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8890" calcext:value-type="float">
            <text:p>-3889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Vina</text:p>
          </table:table-cell>
        </table:table-row>
        <table:table-row table:style-name="ro1">
          <table:table-cell office:value-type="date" office:date-value="2025-06-15T16:43:00" calcext:value-type="date">
            <text:p>06/15/25 04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9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17:02:00" calcext:value-type="date">
            <text:p>06/15/25 05:0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17:34:00" calcext:value-type="date">
            <text:p>06/15/25 0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 COUP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17:34:00" calcext:value-type="date">
            <text:p>06/15/25 0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CNY) DREAM 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17:34:00" calcext:value-type="date">
            <text:p>06/15/25 0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17:34:00" calcext:value-type="date">
            <text:p>06/15/25 0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17:34:00" calcext:value-type="date">
            <text:p>06/15/25 0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17:34:00" calcext:value-type="date">
            <text:p>06/15/25 0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17:34:00" calcext:value-type="date">
            <text:p>06/15/25 05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17:43:00" calcext:value-type="date">
            <text:p>06/15/25 05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18:01:00" calcext:value-type="date">
            <text:p>06/15/25 06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18:52:00" calcext:value-type="date">
            <text:p>06/15/25 06:5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18:53:00" calcext:value-type="date">
            <text:p>06/15/25 06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7" calcext:value-type="float">
            <text:p>37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18:53:00" calcext:value-type="date">
            <text:p>06/15/25 06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7" calcext:value-type="float">
            <text:p>71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18:53:00" calcext:value-type="date">
            <text:p>06/15/25 06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18:54:00" calcext:value-type="date">
            <text:p>06/15/25 06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19:16:00" calcext:value-type="date">
            <text:p>06/15/25 0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19:16:00" calcext:value-type="date">
            <text:p>06/15/25 0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19:16:00" calcext:value-type="date">
            <text:p>06/15/25 0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19:16:00" calcext:value-type="date">
            <text:p>06/15/25 0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19:16:00" calcext:value-type="date">
            <text:p>06/15/25 0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0:26:00" calcext:value-type="date">
            <text:p>06/15/25 08:2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0:38:00" calcext:value-type="date">
            <text:p>06/15/25 08:3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3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0:38:00" calcext:value-type="date">
            <text:p>06/15/25 08:3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8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0:38:00" calcext:value-type="date">
            <text:p>06/15/25 08:3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0:39:00" calcext:value-type="date">
            <text:p>06/15/25 08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4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0:45:00" calcext:value-type="date">
            <text:p>06/15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15T20:45:00" calcext:value-type="date">
            <text:p>06/15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 SET (12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88" calcext:value-type="float">
            <text:p>8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15T20:45:00" calcext:value-type="date">
            <text:p>06/15/25 08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888" calcext:value-type="float">
            <text:p>16888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15T20:46:00" calcext:value-type="date">
            <text:p>06/15/25 08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0:49:00" calcext:value-type="date">
            <text:p>06/15/25 08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15T20:49:00" calcext:value-type="date">
            <text:p>06/15/25 08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15T20:49:00" calcext:value-type="date">
            <text:p>06/15/25 08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15T21:01:00" calcext:value-type="date">
            <text:p>06/15/25 0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1:01:00" calcext:value-type="date">
            <text:p>06/15/25 0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1:01:00" calcext:value-type="date">
            <text:p>06/15/25 0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1:01:00" calcext:value-type="date">
            <text:p>06/15/25 0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1:09:00" calcext:value-type="date">
            <text:p>06/15/25 09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21:09:00" calcext:value-type="date">
            <text:p>06/15/25 09:0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22:56:00" calcext:value-type="date">
            <text:p>06/15/25 10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673" calcext:value-type="float">
            <text:p>667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15T22:56:00" calcext:value-type="date">
            <text:p>06/15/25 10:5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673" calcext:value-type="float">
            <text:p>6673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15T23:00:00" calcext:value-type="date">
            <text:p>06/15/25 11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3:00:00" calcext:value-type="date">
            <text:p>06/15/25 11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3:01:00" calcext:value-type="date">
            <text:p>06/15/25 11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3:03:00" calcext:value-type="date">
            <text:p>06/15/25 11:0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5-Chitato Potato Chips Rasa Sapi Panggang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15T23:06:00" calcext:value-type="date">
            <text:p>06/15/25 11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 COUP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23:06:00" calcext:value-type="date">
            <text:p>06/15/25 11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CNY) DREAM 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23:06:00" calcext:value-type="date">
            <text:p>06/15/25 11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23:06:00" calcext:value-type="date">
            <text:p>06/15/25 11:0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23:11:00" calcext:value-type="date">
            <text:p>06/15/25 11:11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 MRC004235-Chitato Potato Chips Rasa Sapi Panggang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740" calcext:value-type="float">
            <text:p>-74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15T23:16:00" calcext:value-type="date">
            <text:p>06/15/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3:16:00" calcext:value-type="date">
            <text:p>06/15/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3:16:00" calcext:value-type="date">
            <text:p>06/15/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5T23:42:00" calcext:value-type="date">
            <text:p>06/15/25 11:4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3:43:00" calcext:value-type="date">
            <text:p>06/15/25 11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3:43:00" calcext:value-type="date">
            <text:p>06/15/25 11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3:43:00" calcext:value-type="date">
            <text:p>06/15/25 11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5T23:53:00" calcext:value-type="date">
            <text:p>06/15/25 11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6T00:01:00" calcext:value-type="date">
            <text:p>06/16/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6T00:01:00" calcext:value-type="date">
            <text:p>06/16/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6T00:01:00" calcext:value-type="date">
            <text:p>06/16/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6T00:01:00" calcext:value-type="date">
            <text:p>06/16/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6T00:16:00" calcext:value-type="date">
            <text:p>06/16/25 12:16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18:26:00" calcext:value-type="date">
            <text:p>06/18/25 06:2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5" calcext:value-type="float">
            <text:p>62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18:40:00" calcext:value-type="date">
            <text:p>06/18/25 06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18:48:00" calcext:value-type="date">
            <text:p>06/18/25 06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19:03:00" calcext:value-type="date">
            <text:p>06/18/25 07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19:12:00" calcext:value-type="date">
            <text:p>06/18/25 07:1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19:12:00" calcext:value-type="date">
            <text:p>06/18/25 07:1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19:12:00" calcext:value-type="date">
            <text:p>06/18/25 07:1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 SET (9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19:12:00" calcext:value-type="date">
            <text:p>06/18/25 07:1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JELLYFISH SPONGEBOB SET (11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19:12:00" calcext:value-type="date">
            <text:p>06/18/25 07:1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19:15:00" calcext:value-type="date">
            <text:p>06/18/25 07:1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19:15:00" calcext:value-type="date">
            <text:p>06/18/25 07:1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19:16:00" calcext:value-type="date">
            <text:p>06/18/25 07:1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19:33:00" calcext:value-type="date">
            <text:p>06/18/25 0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19:33:00" calcext:value-type="date">
            <text:p>06/18/25 0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19:33:00" calcext:value-type="date">
            <text:p>06/18/25 0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21:55:00" calcext:value-type="date">
            <text:p>06/18/25 09:5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21:55:00" calcext:value-type="date">
            <text:p>06/18/25 09:5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21:55:00" calcext:value-type="date">
            <text:p>06/18/25 09:5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6-18T22:11:00" calcext:value-type="date">
            <text:p>06/18/25 10:1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22:33:00" calcext:value-type="date">
            <text:p>06/18/25 10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22:40:00" calcext:value-type="date">
            <text:p>06/18/25 10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22:40:00" calcext:value-type="date">
            <text:p>06/18/25 10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3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22:41:00" calcext:value-type="date">
            <text:p>06/18/25 10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4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22:41:00" calcext:value-type="date">
            <text:p>06/18/25 10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8T23:03:00" calcext:value-type="date">
            <text:p>06/18/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23:03:00" calcext:value-type="date">
            <text:p>06/18/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23:03:00" calcext:value-type="date">
            <text:p>06/18/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8T23:03:00" calcext:value-type="date">
            <text:p>06/18/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00:35:00" calcext:value-type="date">
            <text:p>06/19/25 12:35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6-19T00:35:00" calcext:value-type="date">
            <text:p>06/19/25 12:3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520" calcext:value-type="float">
            <text:p>1052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6-19T00:36:00" calcext:value-type="date">
            <text:p>06/19/25 12:36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6-19T00:36:00" calcext:value-type="date">
            <text:p>06/19/25 12:36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6-19T00:42:00" calcext:value-type="date">
            <text:p>06/19/25 12:4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00:43:00" calcext:value-type="date">
            <text:p>06/19/25 12:43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4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00:48:00" calcext:value-type="date">
            <text:p>06/19/25 12:48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4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01:03:00" calcext:value-type="date">
            <text:p>06/19/25 01:03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01:03:00" calcext:value-type="date">
            <text:p>06/19/25 01:03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01:18:00" calcext:value-type="date">
            <text:p>06/19/25 01:18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BOBBI RA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 COUP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19T18:06:00" calcext:value-type="date">
            <text:p>06/19/25 06:06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5-Chitato Potato Chips Rasa Sapi Panggang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19T18:12:00" calcext:value-type="date">
            <text:p>06/19/25 06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18:33:00" calcext:value-type="date">
            <text:p>06/19/25 06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18:45:00" calcext:value-type="date">
            <text:p>06/19/25 06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45:00" calcext:value-type="date">
            <text:p>06/19/25 06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18:45:00" calcext:value-type="date">
            <text:p>06/19/25 06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19T19:03:00" calcext:value-type="date">
            <text:p>06/19/25 07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19:03:00" calcext:value-type="date">
            <text:p>06/19/25 07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19:18:00" calcext:value-type="date">
            <text:p>06/19/25 07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19:33:00" calcext:value-type="date">
            <text:p>06/19/25 0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20:53:00" calcext:value-type="date">
            <text:p>06/19/25 08:5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19T21:34:00" calcext:value-type="date">
            <text:p>06/19/25 0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1:34:00" calcext:value-type="date">
            <text:p>06/19/25 0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1:34:00" calcext:value-type="date">
            <text:p>06/19/25 0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1:34:00" calcext:value-type="date">
            <text:p>06/19/25 0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1:34:00" calcext:value-type="date">
            <text:p>06/19/25 0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1:34:00" calcext:value-type="date">
            <text:p>06/19/25 0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19T21:51:00" calcext:value-type="date">
            <text:p>06/19/25 09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22:00:00" calcext:value-type="date">
            <text:p>06/19/25 10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BCA BONUS TOKEN 20% (40 Token)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qmal</text:p>
          </table:table-cell>
        </table:table-row>
        <table:table-row table:style-name="ro1">
          <table:table-cell office:value-type="date" office:date-value="2025-06-19T22:00:00" calcext:value-type="date">
            <text:p>06/19/25 10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qmal</text:p>
          </table:table-cell>
        </table:table-row>
        <table:table-row table:style-name="ro1">
          <table:table-cell office:value-type="date" office:date-value="2025-06-19T22:00:00" calcext:value-type="date">
            <text:p>06/19/25 10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ARCADE FUN FRENZY 500K (360 Token)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0" calcext:value-type="float">
            <text:p>3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qmal</text:p>
          </table:table-cell>
        </table:table-row>
        <table:table-row table:style-name="ro1">
          <table:table-cell office:value-type="date" office:date-value="2025-06-19T22:04:00" calcext:value-type="date">
            <text:p>06/19/25 10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19T22:18:00" calcext:value-type="date">
            <text:p>06/19/25 10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22:33:00" calcext:value-type="date">
            <text:p>06/19/25 10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OCCER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WRESTLING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13:00" calcext:value-type="date">
            <text:p>06/19/25 11:1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19T23:29:00" calcext:value-type="date">
            <text:p>06/19/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29:00" calcext:value-type="date">
            <text:p>06/19/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29:00" calcext:value-type="date">
            <text:p>06/19/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29:00" calcext:value-type="date">
            <text:p>06/19/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ECTATOR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19T23:29:00" calcext:value-type="date">
            <text:p>06/19/25 11:2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19T23:35:00" calcext:value-type="date">
            <text:p>06/19/25 11:3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0T00:03:00" calcext:value-type="date">
            <text:p>06/20/25 12:03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2:45:00" calcext:value-type="date">
            <text:p>06/21/25 12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1T12:45:00" calcext:value-type="date">
            <text:p>06/21/25 12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1T12:45:00" calcext:value-type="date">
            <text:p>06/21/25 12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1T12:48:00" calcext:value-type="date">
            <text:p>06/21/25 12:4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3:00:00" calcext:value-type="date">
            <text:p>06/21/25 01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3:04:00" calcext:value-type="date">
            <text:p>06/21/25 01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3:19:00" calcext:value-type="date">
            <text:p>06/21/25 01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4:19:00" calcext:value-type="date">
            <text:p>06/21/25 02:1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544" calcext:value-type="float">
            <text:p>75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6-21T14:19:00" calcext:value-type="date">
            <text:p>06/21/25 02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6-21T14:23:00" calcext:value-type="date">
            <text:p>06/21/25 02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1T14:23:00" calcext:value-type="date">
            <text:p>06/21/25 02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1T14:23:00" calcext:value-type="date">
            <text:p>06/21/25 02:2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1T14:23:00" calcext:value-type="date">
            <text:p>06/21/25 02:2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2) ; MRC004235-Chitato Potato Chips Rasa Sapi Panggang(3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1890" calcext:value-type="float">
            <text:p>-189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1T14:57:00" calcext:value-type="date">
            <text:p>06/21/25 02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716" calcext:value-type="float">
            <text:p>57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viska</text:p>
          </table:table-cell>
        </table:table-row>
        <table:table-row table:style-name="ro1">
          <table:table-cell office:value-type="date" office:date-value="2025-06-21T14:57:00" calcext:value-type="date">
            <text:p>06/21/25 02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16" calcext:value-type="float">
            <text:p>5716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Viska</text:p>
          </table:table-cell>
        </table:table-row>
        <table:table-row table:style-name="ro1">
          <table:table-cell office:value-type="date" office:date-value="2025-06-21T15:08:00" calcext:value-type="date">
            <text:p>06/21/25 03:08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21T15:08:00" calcext:value-type="date">
            <text:p>06/21/25 03:0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21T15:21:00" calcext:value-type="date">
            <text:p>06/21/25 03:2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JELLYFISH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1T15:21:00" calcext:value-type="date">
            <text:p>06/21/25 03:2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1T15:28:00" calcext:value-type="date">
            <text:p>06/21/25 03:2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5:28:00" calcext:value-type="date">
            <text:p>06/21/25 03:2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5:49:00" calcext:value-type="date">
            <text:p>06/21/25 03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5:49:00" calcext:value-type="date">
            <text:p>06/21/25 03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5:51:00" calcext:value-type="date">
            <text:p>06/21/25 0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5:56:00" calcext:value-type="date">
            <text:p>06/21/25 03:5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19:00" calcext:value-type="date">
            <text:p>06/21/25 04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6:21:00" calcext:value-type="date">
            <text:p>06/21/25 04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26:00" calcext:value-type="date">
            <text:p>06/21/25 04:2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31:00" calcext:value-type="date">
            <text:p>06/21/25 04:3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44:00" calcext:value-type="date">
            <text:p>06/21/25 04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47:00" calcext:value-type="date">
            <text:p>06/21/25 04:4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50:00" calcext:value-type="date">
            <text:p>06/21/25 04:5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52:00" calcext:value-type="date">
            <text:p>06/21/25 04:5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8" calcext:value-type="float">
            <text:p>37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52:00" calcext:value-type="date">
            <text:p>06/21/25 04:5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55:00" calcext:value-type="date">
            <text:p>06/21/25 04:5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8" calcext:value-type="float">
            <text:p>39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6:55:00" calcext:value-type="date">
            <text:p>06/21/25 04:5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90" calcext:value-type="float">
            <text:p>80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7:12:00" calcext:value-type="date">
            <text:p>06/21/25 05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7:12:00" calcext:value-type="date">
            <text:p>06/21/25 05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7:19:00" calcext:value-type="date">
            <text:p>06/21/25 0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7:19:00" calcext:value-type="date">
            <text:p>06/21/25 0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798" calcext:value-type="float">
            <text:p>379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7:19:00" calcext:value-type="date">
            <text:p>06/21/25 0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7:19:00" calcext:value-type="date">
            <text:p>06/21/25 0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7:19:00" calcext:value-type="date">
            <text:p>06/21/25 0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90" calcext:value-type="float">
            <text:p>809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7:31:00" calcext:value-type="date">
            <text:p>06/21/25 05:3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7:34:00" calcext:value-type="date">
            <text:p>06/21/25 05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7:34:00" calcext:value-type="date">
            <text:p>06/21/25 05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7:46:00" calcext:value-type="date">
            <text:p>06/21/25 05:4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2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7:46:00" calcext:value-type="date">
            <text:p>06/21/25 05:4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2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7:49:00" calcext:value-type="date">
            <text:p>06/21/25 0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9:01:00" calcext:value-type="date">
            <text:p>06/21/25 07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9:01:00" calcext:value-type="date">
            <text:p>06/21/25 07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19:19:00" calcext:value-type="date">
            <text:p>06/21/25 0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19:19:00" calcext:value-type="date">
            <text:p>06/21/25 0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21:07:00" calcext:value-type="date">
            <text:p>06/21/25 09:0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4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21:09:00" calcext:value-type="date">
            <text:p>06/21/25 09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3" calcext:value-type="float">
            <text:p>56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21:10:00" calcext:value-type="date">
            <text:p>06/21/25 09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7" calcext:value-type="float">
            <text:p>67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21:34:00" calcext:value-type="date">
            <text:p>06/21/25 0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21:34:00" calcext:value-type="date">
            <text:p>06/21/25 0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21:34:00" calcext:value-type="date">
            <text:p>06/21/25 0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17" calcext:value-type="float">
            <text:p>671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22:23:00" calcext:value-type="date">
            <text:p>06/21/25 10:2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22:23:00" calcext:value-type="date">
            <text:p>06/21/25 10:2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1T22:49:00" calcext:value-type="date">
            <text:p>06/21/25 10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1T22:49:00" calcext:value-type="date">
            <text:p>06/21/25 10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16:44:00" calcext:value-type="date">
            <text:p>06/22/25 04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16:45:00" calcext:value-type="date">
            <text:p>06/22/25 04:4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16:49:00" calcext:value-type="date">
            <text:p>06/22/25 0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2T16:49:00" calcext:value-type="date">
            <text:p>06/22/25 0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2T16:49:00" calcext:value-type="date">
            <text:p>06/22/25 0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2T16:49:00" calcext:value-type="date">
            <text:p>06/22/25 0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JELLYFISH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2T16:49:00" calcext:value-type="date">
            <text:p>06/22/25 0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2T16:49:00" calcext:value-type="date">
            <text:p>06/22/25 04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2T17:04:00" calcext:value-type="date">
            <text:p>06/22/25 05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17:04:00" calcext:value-type="date">
            <text:p>06/22/25 05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17:15:00" calcext:value-type="date">
            <text:p>06/22/25 05:1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22T17:15:00" calcext:value-type="date">
            <text:p>06/22/25 05:1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22T17:45:00" calcext:value-type="date">
            <text:p>06/22/25 05:4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3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17:45:00" calcext:value-type="date">
            <text:p>06/22/25 05:4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18:04:00" calcext:value-type="date">
            <text:p>06/22/25 06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18:04:00" calcext:value-type="date">
            <text:p>06/22/25 06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18:24:00" calcext:value-type="date">
            <text:p>06/22/25 06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22T18:24:00" calcext:value-type="date">
            <text:p>06/22/25 06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22T18:24:00" calcext:value-type="date">
            <text:p>06/22/25 06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22T18:24:00" calcext:value-type="date">
            <text:p>06/22/25 06:2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2T18:40:00" calcext:value-type="date">
            <text:p>06/22/25 06:4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22T18:40:00" calcext:value-type="date">
            <text:p>06/22/25 06:4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22T18:40:00" calcext:value-type="date">
            <text:p>06/22/25 06:4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22T18:40:00" calcext:value-type="date">
            <text:p>06/22/25 06:4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2T18:47:00" calcext:value-type="date">
            <text:p>06/22/25 06:4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18:48:00" calcext:value-type="date">
            <text:p>06/22/25 06:4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19:04:00" calcext:value-type="date">
            <text:p>06/22/25 07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19:04:00" calcext:value-type="date">
            <text:p>06/22/25 07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21:21:00" calcext:value-type="date">
            <text:p>06/22/25 0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21:21:00" calcext:value-type="date">
            <text:p>06/22/25 0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21:36:00" calcext:value-type="date">
            <text:p>06/22/25 0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6-22T21:36:00" calcext:value-type="date">
            <text:p>06/22/25 09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2T21:49:00" calcext:value-type="date">
            <text:p>06/22/25 09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21:49:00" calcext:value-type="date">
            <text:p>06/22/25 09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2T22:59:00" calcext:value-type="date">
            <text:p>06/22/25 10:5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2T23:19:00" calcext:value-type="date">
            <text:p>06/22/25 11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7T22:49:00" calcext:value-type="date">
            <text:p>06/27/25 10:4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7T22:50:00" calcext:value-type="date">
            <text:p>06/27/25 10:5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7T23:16:00" calcext:value-type="date">
            <text:p>06/27/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7T23:16:00" calcext:value-type="date">
            <text:p>06/27/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16:16:00" calcext:value-type="date">
            <text:p>06/28/25 04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</table:table-row>
        <table:table-row table:style-name="ro1">
          <table:table-cell office:value-type="date" office:date-value="2025-06-28T16:16:00" calcext:value-type="date">
            <text:p>06/28/25 04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</table:table-row>
        <table:table-row table:style-name="ro1">
          <table:table-cell office:value-type="date" office:date-value="2025-06-28T16:16:00" calcext:value-type="date">
            <text:p>06/28/25 04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501" calcext:value-type="float">
            <text:p>55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</table:table-row>
        <table:table-row table:style-name="ro1">
          <table:table-cell office:value-type="date" office:date-value="2025-06-28T16:16:00" calcext:value-type="date">
            <text:p>06/28/25 04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</table:table-row>
        <table:table-row table:style-name="ro1">
          <table:table-cell office:value-type="date" office:date-value="2025-06-28T16:22:00" calcext:value-type="date">
            <text:p>06/28/25 04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Cutter 1 (P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17:01:00" calcext:value-type="date">
            <text:p>06/28/25 05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18:57:00" calcext:value-type="date">
            <text:p>06/28/25 06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584" calcext:value-type="float">
            <text:p>85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28T18:57:00" calcext:value-type="date">
            <text:p>06/28/25 06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84" calcext:value-type="float">
            <text:p>8584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6-28T19:04:00" calcext:value-type="date">
            <text:p>06/28/25 0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VILL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04:00" calcext:value-type="date">
            <text:p>06/28/25 0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04:00" calcext:value-type="date">
            <text:p>06/28/25 0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04:00" calcext:value-type="date">
            <text:p>06/28/25 0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 SET (10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04:00" calcext:value-type="date">
            <text:p>06/28/25 0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 SET (10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04:00" calcext:value-type="date">
            <text:p>06/28/25 0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04:00" calcext:value-type="date">
            <text:p>06/28/25 07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410" calcext:value-type="float">
            <text:p>2741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11:00" calcext:value-type="date">
            <text:p>06/28/25 0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11:00" calcext:value-type="date">
            <text:p>06/28/25 0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11:00" calcext:value-type="date">
            <text:p>06/28/25 0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11:00" calcext:value-type="date">
            <text:p>06/28/25 0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11:00" calcext:value-type="date">
            <text:p>06/28/25 0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500" calcext:value-type="float">
            <text:p>24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11:00" calcext:value-type="date">
            <text:p>06/28/25 07:1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800" calcext:value-type="float">
            <text:p>428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6-28T19:14:00" calcext:value-type="date">
            <text:p>06/28/25 07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19:14:00" calcext:value-type="date">
            <text:p>06/28/25 07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19:14:00" calcext:value-type="date">
            <text:p>06/28/25 07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19:32:00" calcext:value-type="date">
            <text:p>06/28/25 0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19:32:00" calcext:value-type="date">
            <text:p>06/28/25 0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19:32:00" calcext:value-type="date">
            <text:p>06/28/25 0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21:06:00" calcext:value-type="date">
            <text:p>06/28/25 09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9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21:06:00" calcext:value-type="date">
            <text:p>06/28/25 09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9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21:22:00" calcext:value-type="date">
            <text:p>06/28/25 09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8T21:22:00" calcext:value-type="date">
            <text:p>06/28/25 09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UNDERTAKER x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8T21:22:00" calcext:value-type="date">
            <text:p>06/28/25 09:2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8T21:27:00" calcext:value-type="date">
            <text:p>06/28/25 0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8T21:27:00" calcext:value-type="date">
            <text:p>06/28/25 0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6-28T21:27:00" calcext:value-type="date">
            <text:p>06/28/25 09:2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6-28T21:29:00" calcext:value-type="date">
            <text:p>06/28/25 09:29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DB351F4C-Replaced-202506282029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6-28T21:31:00" calcext:value-type="date">
            <text:p>06/28/25 09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21:31:00" calcext:value-type="date">
            <text:p>06/28/25 09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21:33:00" calcext:value-type="date">
            <text:p>06/28/25 09:3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8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21:33:00" calcext:value-type="date">
            <text:p>06/28/25 09:3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7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8T22:01:00" calcext:value-type="date">
            <text:p>06/28/25 10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8T22:01:00" calcext:value-type="date">
            <text:p>06/28/25 10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03:05:00" calcext:value-type="date">
            <text:p>06/29/25 03:0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Platinum Rew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03:05:00" calcext:value-type="date">
            <text:p>06/29/25 03:05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Platinum Reward-Future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03:05:00" calcext:value-type="date">
            <text:p>06/29/25 03:0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17:51:00" calcext:value-type="date">
            <text:p>06/29/25 05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18:02:00" calcext:value-type="date">
            <text:p>06/29/25 06:0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18:08:00" calcext:value-type="date">
            <text:p>06/29/25 0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18:08:00" calcext:value-type="date">
            <text:p>06/29/25 0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18:32:00" calcext:value-type="date">
            <text:p>06/29/25 06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18:37:00" calcext:value-type="date">
            <text:p>06/29/25 0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18:37:00" calcext:value-type="date">
            <text:p>06/29/25 0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18:37:00" calcext:value-type="date">
            <text:p>06/29/25 0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18:37:00" calcext:value-type="date">
            <text:p>06/29/25 0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18:37:00" calcext:value-type="date">
            <text:p>06/29/25 0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18:37:00" calcext:value-type="date">
            <text:p>06/29/25 06:3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19:18:00" calcext:value-type="date">
            <text:p>06/29/25 07:1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19:19:00" calcext:value-type="date">
            <text:p>06/29/25 07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19:19:00" calcext:value-type="date">
            <text:p>06/29/25 07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19:47:00" calcext:value-type="date">
            <text:p>06/29/25 07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19:47:00" calcext:value-type="date">
            <text:p>06/29/25 07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19:47:00" calcext:value-type="date">
            <text:p>06/29/25 07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JELLYFISH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BASEBALL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WRESTLING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OCCER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 SET (12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0:45:00" calcext:value-type="date">
            <text:p>06/29/25 08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6-29T21:09:00" calcext:value-type="date">
            <text:p>06/29/25 09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21:10:00" calcext:value-type="date">
            <text:p>06/29/25 09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21:10:00" calcext:value-type="date">
            <text:p>06/29/25 09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21:24:00" calcext:value-type="date">
            <text:p>06/29/25 09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21:32:00" calcext:value-type="date">
            <text:p>06/29/25 09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21:32:00" calcext:value-type="date">
            <text:p>06/29/25 09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21:32:00" calcext:value-type="date">
            <text:p>06/29/25 09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21:42:00" calcext:value-type="date">
            <text:p>06/29/25 09:4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6-29T21:47:00" calcext:value-type="date">
            <text:p>06/29/25 09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6-29T22:02:00" calcext:value-type="date">
            <text:p>06/29/25 10:0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2T14:08:00" calcext:value-type="date">
            <text:p>07/02/25 02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2T14:09:00" calcext:value-type="date">
            <text:p>07/02/25 02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2T14:33:00" calcext:value-type="date">
            <text:p>07/02/25 02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2T14:33:00" calcext:value-type="date">
            <text:p>07/02/25 02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WRESTLING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2T18:32:00" calcext:value-type="date">
            <text:p>07/02/25 06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02T18:39:00" calcext:value-type="date">
            <text:p>07/02/25 06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2T19:03:00" calcext:value-type="date">
            <text:p>07/02/25 07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2T20:33:00" calcext:value-type="date">
            <text:p>07/02/25 08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euis</text:p>
          </table:table-cell>
        </table:table-row>
        <table:table-row table:style-name="ro1">
          <table:table-cell office:value-type="date" office:date-value="2025-07-02T20:33:00" calcext:value-type="date">
            <text:p>07/02/25 08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Euis Mela</text:p>
          </table:table-cell>
        </table:table-row>
        <table:table-row table:style-name="ro1">
          <table:table-cell office:value-type="date" office:date-value="2025-07-02T20:37:00" calcext:value-type="date">
            <text:p>07/02/25 08:3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2T21:04:00" calcext:value-type="date">
            <text:p>07/02/25 09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2T21:09:00" calcext:value-type="date">
            <text:p>07/02/25 09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09:00" calcext:value-type="date">
            <text:p>07/02/25 09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09:00" calcext:value-type="date">
            <text:p>07/02/25 09:0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25:00" calcext:value-type="date">
            <text:p>07/02/25 09:2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25:00" calcext:value-type="date">
            <text:p>07/02/25 09:2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25:00" calcext:value-type="date">
            <text:p>07/02/25 09:2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36:00" calcext:value-type="date">
            <text:p>07/02/25 0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SUPERHEROES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36:00" calcext:value-type="date">
            <text:p>07/02/25 0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 RED/YELL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36:00" calcext:value-type="date">
            <text:p>07/02/25 0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HARRY POTTER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36:00" calcext:value-type="date">
            <text:p>07/02/25 09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2T21:41:00" calcext:value-type="date">
            <text:p>07/02/25 09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2T21:41:00" calcext:value-type="date">
            <text:p>07/02/25 09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2T22:04:00" calcext:value-type="date">
            <text:p>07/02/25 10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2T22:04:00" calcext:value-type="date">
            <text:p>07/02/25 10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18:57:00" calcext:value-type="date">
            <text:p>07/03/25 06:5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18" calcext:value-type="float">
            <text:p>43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18:57:00" calcext:value-type="date">
            <text:p>07/03/25 06:5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6" calcext:value-type="float">
            <text:p>58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18:58:00" calcext:value-type="date">
            <text:p>07/03/25 06:5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9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1" calcext:value-type="float">
            <text:p>3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18:58:00" calcext:value-type="date">
            <text:p>07/03/25 06:5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9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19:19:00" calcext:value-type="date">
            <text:p>07/03/25 0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19:19:00" calcext:value-type="date">
            <text:p>07/03/25 0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66" calcext:value-type="float">
            <text:p>5866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19:19:00" calcext:value-type="date">
            <text:p>07/03/25 0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19:19:00" calcext:value-type="date">
            <text:p>07/03/25 0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20:22:00" calcext:value-type="date">
            <text:p>07/03/25 08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3T20:22:00" calcext:value-type="date">
            <text:p>07/03/25 08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3T20:22:00" calcext:value-type="date">
            <text:p>07/03/25 08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3T20:22:00" calcext:value-type="date">
            <text:p>07/03/25 08:2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03T20:46:00" calcext:value-type="date">
            <text:p>07/03/25 08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03T20:46:00" calcext:value-type="date">
            <text:p>07/03/25 08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03T21:02:00" calcext:value-type="date">
            <text:p>07/03/25 09:0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02:00" calcext:value-type="date">
            <text:p>07/03/25 09:0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02:00" calcext:value-type="date">
            <text:p>07/03/25 09:0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02:00" calcext:value-type="date">
            <text:p>07/03/25 09:0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23:00" calcext:value-type="date">
            <text:p>07/03/25 09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23:00" calcext:value-type="date">
            <text:p>07/03/25 09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23:00" calcext:value-type="date">
            <text:p>07/03/25 09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23:00" calcext:value-type="date">
            <text:p>07/03/25 09:2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1:51:00" calcext:value-type="date">
            <text:p>07/03/25 09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21:51:00" calcext:value-type="date">
            <text:p>07/03/25 09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22:14:00" calcext:value-type="date">
            <text:p>07/03/25 10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2:14:00" calcext:value-type="date">
            <text:p>07/03/25 10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2:14:00" calcext:value-type="date">
            <text:p>07/03/25 10:1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2:17:00" calcext:value-type="date">
            <text:p>07/03/25 10:1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2:17:00" calcext:value-type="date">
            <text:p>07/03/25 10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</table:table-row>
        <table:table-row table:style-name="ro1">
          <table:table-cell office:value-type="date" office:date-value="2025-07-03T22:19:00" calcext:value-type="date">
            <text:p>07/03/25 10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22:19:00" calcext:value-type="date">
            <text:p>07/03/25 10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22:34:00" calcext:value-type="date">
            <text:p>07/03/25 10:3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22:35:00" calcext:value-type="date">
            <text:p>07/03/25 10:3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3T23:04:00" calcext:value-type="date">
            <text:p>07/03/25 11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3T23:04:00" calcext:value-type="date">
            <text:p>07/03/25 11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7:11:00" calcext:value-type="date">
            <text:p>07/05/25 05:1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7:11:00" calcext:value-type="date">
            <text:p>07/05/25 05:1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7:12:00" calcext:value-type="date">
            <text:p>07/05/25 05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7:30:00" calcext:value-type="date">
            <text:p>07/05/25 0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7:30:00" calcext:value-type="date">
            <text:p>07/05/25 0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7:30:00" calcext:value-type="date">
            <text:p>07/05/25 0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8:07:00" calcext:value-type="date">
            <text:p>07/05/25 06:0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8:07:00" calcext:value-type="date">
            <text:p>07/05/25 06:0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9" calcext:value-type="float">
            <text:p>363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8:08:00" calcext:value-type="date">
            <text:p>07/05/25 0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8:08:00" calcext:value-type="date">
            <text:p>07/05/25 0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8:08:00" calcext:value-type="date">
            <text:p>07/05/25 0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8:19:00" calcext:value-type="date">
            <text:p>07/05/25 06:1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euis</text:p>
          </table:table-cell>
        </table:table-row>
        <table:table-row table:style-name="ro1">
          <table:table-cell office:value-type="date" office:date-value="2025-07-05T18:19:00" calcext:value-type="date">
            <text:p>07/05/25 06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Euis Mela</text:p>
          </table:table-cell>
        </table:table-row>
        <table:table-row table:style-name="ro1">
          <table:table-cell office:value-type="date" office:date-value="2025-07-05T18:30:00" calcext:value-type="date">
            <text:p>07/05/25 0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8:30:00" calcext:value-type="date">
            <text:p>07/05/25 0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8:30:00" calcext:value-type="date">
            <text:p>07/05/25 0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8:30:00" calcext:value-type="date">
            <text:p>07/05/25 0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8:30:00" calcext:value-type="date">
            <text:p>07/05/25 0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8:47:00" calcext:value-type="date">
            <text:p>07/05/25 0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HARRY POTTER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18:47:00" calcext:value-type="date">
            <text:p>07/05/25 0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SUPERHEROES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18:47:00" calcext:value-type="date">
            <text:p>07/05/25 0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18:47:00" calcext:value-type="date">
            <text:p>07/05/25 0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18:47:00" calcext:value-type="date">
            <text:p>07/05/25 0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18:47:00" calcext:value-type="date">
            <text:p>07/05/25 06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620" calcext:value-type="float">
            <text:p>1662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19:00:00" calcext:value-type="date">
            <text:p>07/05/25 07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9:00:00" calcext:value-type="date">
            <text:p>07/05/25 07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9:01:00" calcext:value-type="date">
            <text:p>07/05/25 07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19:30:00" calcext:value-type="date">
            <text:p>07/05/25 07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9:30:00" calcext:value-type="date">
            <text:p>07/05/25 07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19:30:00" calcext:value-type="date">
            <text:p>07/05/25 07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5T21:41:00" calcext:value-type="date">
            <text:p>07/05/25 0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1:00" calcext:value-type="date">
            <text:p>07/05/25 0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1:00" calcext:value-type="date">
            <text:p>07/05/25 0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1:00" calcext:value-type="date">
            <text:p>07/05/25 0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1:00" calcext:value-type="date">
            <text:p>07/05/25 09:4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6:00" calcext:value-type="date">
            <text:p>07/05/25 0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6:00" calcext:value-type="date">
            <text:p>07/05/25 0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6:00" calcext:value-type="date">
            <text:p>07/05/25 0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UNDERTAKER x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6:00" calcext:value-type="date">
            <text:p>07/05/25 0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6:00" calcext:value-type="date">
            <text:p>07/05/25 09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47:00" calcext:value-type="date">
            <text:p>07/05/25 09:47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5T21:54:00" calcext:value-type="date">
            <text:p>07/05/25 09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5T22:15:00" calcext:value-type="date">
            <text:p>07/05/25 10:1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5:36:00" calcext:value-type="date">
            <text:p>07/06/25 03:3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6:22:00" calcext:value-type="date">
            <text:p>07/06/25 04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7-06T16:22:00" calcext:value-type="date">
            <text:p>07/06/25 04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7-06T16:22:00" calcext:value-type="date">
            <text:p>07/06/25 04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anitaa</text:p>
          </table:table-cell>
        </table:table-row>
        <table:table-row table:style-name="ro1">
          <table:table-cell office:value-type="date" office:date-value="2025-07-06T16:22:00" calcext:value-type="date">
            <text:p>07/06/25 04:2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06T16:59:00" calcext:value-type="date">
            <text:p>07/06/25 0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6:59:00" calcext:value-type="date">
            <text:p>07/06/25 0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6:59:00" calcext:value-type="date">
            <text:p>07/06/25 0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6:59:00" calcext:value-type="date">
            <text:p>07/06/25 0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6:59:00" calcext:value-type="date">
            <text:p>07/06/25 0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6:59:00" calcext:value-type="date">
            <text:p>07/06/25 04:5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7:00:00" calcext:value-type="date">
            <text:p>07/06/25 05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7:00:00" calcext:value-type="date">
            <text:p>07/06/25 05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7:00:00" calcext:value-type="date">
            <text:p>07/06/25 05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7:04:00" calcext:value-type="date">
            <text:p>07/06/25 05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04:00" calcext:value-type="date">
            <text:p>07/06/25 05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04:00" calcext:value-type="date">
            <text:p>07/06/25 05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05:00" calcext:value-type="date">
            <text:p>07/06/25 05:0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14:00" calcext:value-type="date">
            <text:p>07/06/25 05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24:00" calcext:value-type="date">
            <text:p>07/06/25 05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25:00" calcext:value-type="date">
            <text:p>07/06/25 05:2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31:00" calcext:value-type="date">
            <text:p>07/06/25 0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7:31:00" calcext:value-type="date">
            <text:p>07/06/25 0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7:31:00" calcext:value-type="date">
            <text:p>07/06/25 0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7:31:00" calcext:value-type="date">
            <text:p>07/06/25 0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7:31:00" calcext:value-type="date">
            <text:p>07/06/25 0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7:36:00" calcext:value-type="date">
            <text:p>07/06/25 05:3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7:46:00" calcext:value-type="date">
            <text:p>07/06/25 05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7:46:00" calcext:value-type="date">
            <text:p>07/06/25 05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8:01:00" calcext:value-type="date">
            <text:p>07/06/25 06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8:35:00" calcext:value-type="date">
            <text:p>07/06/25 0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8:35:00" calcext:value-type="date">
            <text:p>07/06/25 0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8:35:00" calcext:value-type="date">
            <text:p>07/06/25 0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8:35:00" calcext:value-type="date">
            <text:p>07/06/25 0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URE IMAGINATION WONK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8:35:00" calcext:value-type="date">
            <text:p>07/06/25 0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8:35:00" calcext:value-type="date">
            <text:p>07/06/25 06:3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18:39:00" calcext:value-type="date">
            <text:p>07/06/25 06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8:39:00" calcext:value-type="date">
            <text:p>07/06/25 06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19:01:00" calcext:value-type="date">
            <text:p>07/06/25 07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19:01:00" calcext:value-type="date">
            <text:p>07/06/25 07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20:09:00" calcext:value-type="date">
            <text:p>07/06/25 08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20:31:00" calcext:value-type="date">
            <text:p>07/06/25 08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20:51:00" calcext:value-type="date">
            <text:p>07/06/25 08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20:53:00" calcext:value-type="date">
            <text:p>07/06/25 08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6T20:56:00" calcext:value-type="date">
            <text:p>07/06/25 0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IAMOND SWEET LA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0:56:00" calcext:value-type="date">
            <text:p>07/06/25 0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0:56:00" calcext:value-type="date">
            <text:p>07/06/25 0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0:56:00" calcext:value-type="date">
            <text:p>07/06/25 0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0:56:00" calcext:value-type="date">
            <text:p>07/06/25 0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 SET (12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0:56:00" calcext:value-type="date">
            <text:p>07/06/25 08:5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1:06:00" calcext:value-type="date">
            <text:p>07/06/25 09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AUTUMN UFUFY) TRIPLE SH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1:06:00" calcext:value-type="date">
            <text:p>07/06/25 09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HUNNYLAND UFUFY) TRIPLE SH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1:06:00" calcext:value-type="date">
            <text:p>07/06/25 09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BALLOON UFUFY) TRIPLE SH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1:06:00" calcext:value-type="date">
            <text:p>07/06/25 09:0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6T21:16:00" calcext:value-type="date">
            <text:p>07/06/25 0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6T21:16:00" calcext:value-type="date">
            <text:p>07/06/25 0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9T19:06:00" calcext:value-type="date">
            <text:p>07/09/25 07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9T19:32:00" calcext:value-type="date">
            <text:p>07/09/25 0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9T20:54:00" calcext:value-type="date">
            <text:p>07/09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9T20:54:00" calcext:value-type="date">
            <text:p>07/09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9T20:54:00" calcext:value-type="date">
            <text:p>07/09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09T20:57:00" calcext:value-type="date">
            <text:p>07/09/25 0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9T20:57:00" calcext:value-type="date">
            <text:p>07/09/25 0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9T20:57:00" calcext:value-type="date">
            <text:p>07/09/25 0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9T20:57:00" calcext:value-type="date">
            <text:p>07/09/25 0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9T20:57:00" calcext:value-type="date">
            <text:p>07/09/25 08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09T21:17:00" calcext:value-type="date">
            <text:p>07/09/25 09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9T21:17:00" calcext:value-type="date">
            <text:p>07/09/25 09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9T21:17:00" calcext:value-type="date">
            <text:p>07/09/25 09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09T23:03:00" calcext:value-type="date">
            <text:p>07/09/25 11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7565" calcext:value-type="float">
            <text:p>1756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09T23:03:00" calcext:value-type="date">
            <text:p>07/09/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565" calcext:value-type="float">
            <text:p>17565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09T23:03:00" calcext:value-type="date">
            <text:p>07/09/25 11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09T23:03:00" calcext:value-type="date">
            <text:p>07/09/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0T00:51:00" calcext:value-type="date">
            <text:p>07/10/25 12:51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7-10T00:51:00" calcext:value-type="date">
            <text:p>07/10/25 12:5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7-10T00:51:00" calcext:value-type="date">
            <text:p>07/10/25 12:51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6829" calcext:value-type="float">
            <text:p>268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7-10T00:51:00" calcext:value-type="date">
            <text:p>07/10/25 12:5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829" calcext:value-type="float">
            <text:p>26829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7-10T00:51:00" calcext:value-type="date">
            <text:p>07/10/25 12:51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7-10T00:51:00" calcext:value-type="date">
            <text:p>07/10/25 12:5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date" office:date-value="2025-07-10T18:09:00" calcext:value-type="date">
            <text:p>07/10/25 06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18:09:00" calcext:value-type="date">
            <text:p>07/10/25 06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000" calcext:value-type="float">
            <text:p>5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18:09:00" calcext:value-type="date">
            <text:p>07/10/25 06:0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2500" calcext:value-type="float">
            <text:p>725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18:14:00" calcext:value-type="date">
            <text:p>07/10/25 06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18:14:00" calcext:value-type="date">
            <text:p>07/10/25 06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18:14:00" calcext:value-type="date">
            <text:p>07/10/25 06:1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03:00" calcext:value-type="date">
            <text:p>07/10/25 10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03:00" calcext:value-type="date">
            <text:p>07/10/25 10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400" calcext:value-type="float">
            <text:p>17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03:00" calcext:value-type="date">
            <text:p>07/10/25 10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03:00" calcext:value-type="date">
            <text:p>07/10/25 10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400" calcext:value-type="float">
            <text:p>424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14:00" calcext:value-type="date">
            <text:p>07/10/25 10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SYMBIOTE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28" calcext:value-type="float">
            <text:p>53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14:00" calcext:value-type="date">
            <text:p>07/10/25 10:1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30:00" calcext:value-type="date">
            <text:p>07/10/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30:00" calcext:value-type="date">
            <text:p>07/10/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30:00" calcext:value-type="date">
            <text:p>07/10/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50" calcext:value-type="float">
            <text:p>9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30:00" calcext:value-type="date">
            <text:p>07/10/25 10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850" calcext:value-type="float">
            <text:p>248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30:00" calcext:value-type="date">
            <text:p>07/10/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000" calcext:value-type="float">
            <text:p>5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30:00" calcext:value-type="date">
            <text:p>07/10/25 10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10T22:31:00" calcext:value-type="date">
            <text:p>07/10/25 10:31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F4C23034-Replaced-20250710213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Viska</text:p>
          </table:table-cell>
        </table:table-row>
        <table:table-row table:style-name="ro1">
          <table:table-cell office:value-type="date" office:date-value="2025-07-10T22:36:00" calcext:value-type="date">
            <text:p>07/10/25 10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0T22:36:00" calcext:value-type="date">
            <text:p>07/10/25 10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0T22:36:00" calcext:value-type="date">
            <text:p>07/10/25 10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6168" calcext:value-type="float">
            <text:p>261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0T22:36:00" calcext:value-type="date">
            <text:p>07/10/25 10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168" calcext:value-type="float">
            <text:p>26168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0T22:36:00" calcext:value-type="date">
            <text:p>07/10/25 10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0T22:36:00" calcext:value-type="date">
            <text:p>07/10/25 10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1T02:00:00" calcext:value-type="date">
            <text:p>07/11/25 02:00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Expired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" calcext:value-type="float">
            <text:p>-25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1T03:01:00" calcext:value-type="date">
            <text:p>07/11/25 03:01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Ruby Reward-Future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1T03:01:00" calcext:value-type="date">
            <text:p>07/11/25 03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Ruby Rew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1T03:01:00" calcext:value-type="date">
            <text:p>07/11/25 03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542" calcext:value-type="float">
            <text:p>21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2T18:00:00" calcext:value-type="date">
            <text:p>07/12/25 06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18:00:00" calcext:value-type="date">
            <text:p>07/12/25 06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18:00:00" calcext:value-type="date">
            <text:p>07/12/25 06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18:00:00" calcext:value-type="date">
            <text:p>07/12/25 06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2T18:04:00" calcext:value-type="date">
            <text:p>07/12/25 06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18:13:00" calcext:value-type="date">
            <text:p>07/12/25 0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18:13:00" calcext:value-type="date">
            <text:p>07/12/25 0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18:13:00" calcext:value-type="date">
            <text:p>07/12/25 0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18:13:00" calcext:value-type="date">
            <text:p>07/12/25 0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18:13:00" calcext:value-type="date">
            <text:p>07/12/25 0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18:57:00" calcext:value-type="date">
            <text:p>07/12/25 06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4277" calcext:value-type="float">
            <text:p>242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2T18:57:00" calcext:value-type="date">
            <text:p>07/12/25 06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277" calcext:value-type="float">
            <text:p>24277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2T18:57:00" calcext:value-type="date">
            <text:p>07/12/25 06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2T18:57:00" calcext:value-type="date">
            <text:p>07/12/25 06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</table:table-row>
        <table:table-row table:style-name="ro1">
          <table:table-cell office:value-type="date" office:date-value="2025-07-12T21:16:00" calcext:value-type="date">
            <text:p>07/12/25 09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6444" calcext:value-type="float">
            <text:p>764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2T21:16:00" calcext:value-type="date">
            <text:p>07/12/25 0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6444" calcext:value-type="float">
            <text:p>76444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2T21:16:00" calcext:value-type="date">
            <text:p>07/12/25 09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2T21:16:00" calcext:value-type="date">
            <text:p>07/12/25 0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2T21:27:00" calcext:value-type="date">
            <text:p>07/12/25 0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27:00" calcext:value-type="date">
            <text:p>07/12/25 0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27:00" calcext:value-type="date">
            <text:p>07/12/25 0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27:00" calcext:value-type="date">
            <text:p>07/12/25 0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27:00" calcext:value-type="date">
            <text:p>07/12/25 09:2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400" calcext:value-type="float">
            <text:p>264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2T21:34:00" calcext:value-type="date">
            <text:p>07/12/25 09:3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7" calcext:value-type="float">
            <text:p>33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21:59:00" calcext:value-type="date">
            <text:p>07/12/25 0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59:00" calcext:value-type="date">
            <text:p>07/12/25 0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59:00" calcext:value-type="date">
            <text:p>07/12/25 0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59:00" calcext:value-type="date">
            <text:p>07/12/25 0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59:00" calcext:value-type="date">
            <text:p>07/12/25 0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59:00" calcext:value-type="date">
            <text:p>07/12/25 0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250" calcext:value-type="float">
            <text:p>27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2T21:59:00" calcext:value-type="date">
            <text:p>07/12/25 09:5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650" calcext:value-type="float">
            <text:p>736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2T22:03:00" calcext:value-type="date">
            <text:p>07/12/25 10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2T22:24:00" calcext:value-type="date">
            <text:p>07/12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22:24:00" calcext:value-type="date">
            <text:p>07/12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2T22:48:00" calcext:value-type="date">
            <text:p>07/12/25 10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2T22:48:00" calcext:value-type="date">
            <text:p>07/12/25 10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3T17:05:00" calcext:value-type="date">
            <text:p>07/13/25 05:0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3T17:05:00" calcext:value-type="date">
            <text:p>07/13/25 05:0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DC GOLD HOLOGRAPHI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 RED/YELL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3T17:30:00" calcext:value-type="date">
            <text:p>07/13/25 0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3T17:32:00" calcext:value-type="date">
            <text:p>07/13/25 05:3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3T17:32:00" calcext:value-type="date">
            <text:p>07/13/25 05:3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3T17:33:00" calcext:value-type="date">
            <text:p>07/13/25 05:3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3T17:49:00" calcext:value-type="date">
            <text:p>07/13/25 0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3T17:49:00" calcext:value-type="date">
            <text:p>07/13/25 0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3T17:49:00" calcext:value-type="date">
            <text:p>07/13/25 0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3T18:17:00" calcext:value-type="date">
            <text:p>07/13/25 06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3T18:34:00" calcext:value-type="date">
            <text:p>07/13/25 06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4T19:32:00" calcext:value-type="date">
            <text:p>07/14/25 07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32:00" calcext:value-type="date">
            <text:p>07/14/25 0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32:00" calcext:value-type="date">
            <text:p>07/14/25 07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32:00" calcext:value-type="date">
            <text:p>07/14/25 0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33:00" calcext:value-type="date">
            <text:p>07/14/25 07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33:00" calcext:value-type="date">
            <text:p>07/14/25 0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33:00" calcext:value-type="date">
            <text:p>07/14/25 07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33:00" calcext:value-type="date">
            <text:p>07/14/25 0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2:00" calcext:value-type="date">
            <text:p>07/14/25 07:4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2:00" calcext:value-type="date">
            <text:p>07/14/25 07:4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2:00" calcext:value-type="date">
            <text:p>07/14/25 07:4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2:00" calcext:value-type="date">
            <text:p>07/14/25 07:4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3:00" calcext:value-type="date">
            <text:p>07/14/25 07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3:00" calcext:value-type="date">
            <text:p>07/14/25 07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3:00" calcext:value-type="date">
            <text:p>07/14/25 07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3:00" calcext:value-type="date">
            <text:p>07/14/25 07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3:00" calcext:value-type="date">
            <text:p>07/14/25 07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19:43:00" calcext:value-type="date">
            <text:p>07/14/25 07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</table:table-row>
        <table:table-row table:style-name="ro1">
          <table:table-cell office:value-type="date" office:date-value="2025-07-14T20:33:00" calcext:value-type="date">
            <text:p>07/14/25 08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7044" calcext:value-type="float">
            <text:p>270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indah</text:p>
          </table:table-cell>
        </table:table-row>
        <table:table-row table:style-name="ro1">
          <table:table-cell office:value-type="date" office:date-value="2025-07-14T20:33:00" calcext:value-type="date">
            <text:p>07/14/25 08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044" calcext:value-type="float">
            <text:p>27044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Indah Fajar</text:p>
          </table:table-cell>
        </table:table-row>
        <table:table-row table:style-name="ro1">
          <table:table-cell office:value-type="date" office:date-value="2025-07-14T20:33:00" calcext:value-type="date">
            <text:p>07/14/25 08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indah</text:p>
          </table:table-cell>
        </table:table-row>
        <table:table-row table:style-name="ro1">
          <table:table-cell office:value-type="date" office:date-value="2025-07-14T20:33:00" calcext:value-type="date">
            <text:p>07/14/25 08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Indah Fajar</text:p>
          </table:table-cell>
        </table:table-row>
        <table:table-row table:style-name="ro1">
          <table:table-cell office:value-type="date" office:date-value="2025-07-14T22:43:00" calcext:value-type="date">
            <text:p>07/14/25 10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400" calcext:value-type="float">
            <text:p>20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2:43:00" calcext:value-type="date">
            <text:p>07/14/25 10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1600" calcext:value-type="float">
            <text:p>61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2:43:00" calcext:value-type="date">
            <text:p>07/14/25 10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2:45:00" calcext:value-type="date">
            <text:p>07/14/25 10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2:45:00" calcext:value-type="date">
            <text:p>07/14/25 10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13:00" calcext:value-type="date">
            <text:p>07/14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13:00" calcext:value-type="date">
            <text:p>07/14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8250" calcext:value-type="float">
            <text:p>28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13:00" calcext:value-type="date">
            <text:p>07/14/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13:00" calcext:value-type="date">
            <text:p>07/14/25 11:1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4850" calcext:value-type="float">
            <text:p>848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15:00" calcext:value-type="date">
            <text:p>07/14/25 11:1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500" calcext:value-type="float">
            <text:p>47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15:00" calcext:value-type="date">
            <text:p>07/14/25 11:1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500" calcext:value-type="float">
            <text:p>475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24:00" calcext:value-type="date">
            <text:p>07/14/25 11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24:00" calcext:value-type="date">
            <text:p>07/14/25 11:2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25:00" calcext:value-type="date">
            <text:p>07/14/25 11:2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500" calcext:value-type="float">
            <text:p>57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25:00" calcext:value-type="date">
            <text:p>07/14/25 11:2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500" calcext:value-type="float">
            <text:p>575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30:00" calcext:value-type="date">
            <text:p>07/14/25 11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30:00" calcext:value-type="date">
            <text:p>07/14/25 11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34:00" calcext:value-type="date">
            <text:p>07/14/25 11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500" calcext:value-type="float">
            <text:p>55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34:00" calcext:value-type="date">
            <text:p>07/14/25 11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500" calcext:value-type="float">
            <text:p>555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47:00" calcext:value-type="date">
            <text:p>07/14/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50" calcext:value-type="float">
            <text:p>57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47:00" calcext:value-type="date">
            <text:p>07/14/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47:00" calcext:value-type="date">
            <text:p>07/14/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47:00" calcext:value-type="date">
            <text:p>07/14/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800" calcext:value-type="float">
            <text:p>12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</table:table-row>
        <table:table-row table:style-name="ro1">
          <table:table-cell office:value-type="date" office:date-value="2025-07-14T23:47:00" calcext:value-type="date">
            <text:p>07/14/25 11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150" calcext:value-type="float">
            <text:p>3415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</table:table-row>
        <table:table-row table:style-name="ro1">
          <table:table-cell office:value-type="date" office:date-value="2025-07-14T23:51:00" calcext:value-type="date">
            <text:p>07/14/25 11:5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7-14T23:51:00" calcext:value-type="date">
            <text:p>07/14/25 11:5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7-14T23:51:00" calcext:value-type="date">
            <text:p>07/14/25 11:5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7-14T23:51:00" calcext:value-type="date">
            <text:p>07/14/25 11:5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300" calcext:value-type="float">
            <text:p>163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</table:table-row>
        <table:table-row table:style-name="ro1">
          <table:table-cell office:value-type="date" office:date-value="2025-07-15T02:00:00" calcext:value-type="date">
            <text:p>07/15/25 02:00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Expired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0" calcext:value-type="float">
            <text:p>-5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5T03:02:00" calcext:value-type="date">
            <text:p>07/15/25 03:02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Diamond Reward-Future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0" calcext:value-type="float">
            <text:p>-12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5T03:02:00" calcext:value-type="date">
            <text:p>07/15/25 03:02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iamond Rew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5T03:02:00" calcext:value-type="date">
            <text:p>07/15/25 03:02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997" calcext:value-type="float">
            <text:p>7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7-15T13:42:00" calcext:value-type="date">
            <text:p>07/15/25 01:42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4B41024C-Replaced-20250715124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Salsadilla</text:p>
          </table:table-cell>
        </table:table-row>
        <table:table-row table:style-name="ro1">
          <table:table-cell office:value-type="date" office:date-value="2025-07-17T10:51:00" calcext:value-type="date">
            <text:p>07/17/25 10:51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1:00" calcext:value-type="date">
            <text:p>07/17/25 10:51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0:52:00" calcext:value-type="date">
            <text:p>07/17/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17T18:26:00" calcext:value-type="date">
            <text:p>07/17/25 0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Key Chai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date" office:date-value="2025-07-17T18:26:00" calcext:value-type="date">
            <text:p>07/17/25 0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date" office:date-value="2025-07-17T18:26:00" calcext:value-type="date">
            <text:p>07/17/25 0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Key Chai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date" office:date-value="2025-07-17T18:26:00" calcext:value-type="date">
            <text:p>07/17/25 0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date" office:date-value="2025-07-20T15:51:00" calcext:value-type="date">
            <text:p>07/20/25 0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0T15:51:00" calcext:value-type="date">
            <text:p>07/20/25 0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0T15:51:00" calcext:value-type="date">
            <text:p>07/20/25 0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0T15:51:00" calcext:value-type="date">
            <text:p>07/20/25 0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0T15:51:00" calcext:value-type="date">
            <text:p>07/20/25 0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0T15:51:00" calcext:value-type="date">
            <text:p>07/20/25 0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2T15:31:00" calcext:value-type="date">
            <text:p>07/22/25 03:3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22T15:31:00" calcext:value-type="date">
            <text:p>07/22/25 03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26T11:29:00" calcext:value-type="date">
            <text:p>07/26/25 11:29 A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RDC00001-Reduce 10(3) ; RDC00003-Reduce 100(7) ; RDC00005-Reduce 1000(8) ; RDC00006-Reduce 10000(3) ; RDC00007-Reduce 100000(4) ; RDC00009-Reduce 1000000(3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2500992" calcext:value-type="float">
            <text:p>-2500992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</table:table-row>
        <table:table-row table:style-name="ro1">
          <table:table-cell office:value-type="date" office:date-value="2025-07-27T18:06:00" calcext:value-type="date">
            <text:p>07/27/25 0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7T18:06:00" calcext:value-type="date">
            <text:p>07/27/25 0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7T18:06:00" calcext:value-type="date">
            <text:p>07/27/25 0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7T18:06:00" calcext:value-type="date">
            <text:p>07/27/25 0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7T18:06:00" calcext:value-type="date">
            <text:p>07/27/25 0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7-27T18:06:00" calcext:value-type="date">
            <text:p>07/27/25 0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04T11:30:00" calcext:value-type="date">
            <text:p>08/04/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04T11:30:00" calcext:value-type="date">
            <text:p>08/04/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04T11:30:00" calcext:value-type="date">
            <text:p>08/04/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04T11:30:00" calcext:value-type="date">
            <text:p>08/04/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04T11:30:00" calcext:value-type="date">
            <text:p>08/04/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04T11:30:00" calcext:value-type="date">
            <text:p>08/04/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0T21:20:00" calcext:value-type="date">
            <text:p>08/10/25 0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0T21:20:00" calcext:value-type="date">
            <text:p>08/10/25 0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0T21:20:00" calcext:value-type="date">
            <text:p>08/10/25 0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0T21:20:00" calcext:value-type="date">
            <text:p>08/10/25 0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0T21:21:00" calcext:value-type="date">
            <text:p>08/10/25 0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0T21:21:00" calcext:value-type="date">
            <text:p>08/10/25 0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6T03:05:00" calcext:value-type="date">
            <text:p>08/16/25 03:0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8-17T22:17:00" calcext:value-type="date">
            <text:p>08/17/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7T22:17:00" calcext:value-type="date">
            <text:p>08/17/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7T22:17:00" calcext:value-type="date">
            <text:p>08/17/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7T22:17:00" calcext:value-type="date">
            <text:p>08/17/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7T22:17:00" calcext:value-type="date">
            <text:p>08/17/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17T22:17:00" calcext:value-type="date">
            <text:p>08/17/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24T22:24:00" calcext:value-type="date">
            <text:p>08/24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24T22:24:00" calcext:value-type="date">
            <text:p>08/24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24T22:24:00" calcext:value-type="date">
            <text:p>08/24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24T22:24:00" calcext:value-type="date">
            <text:p>08/24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24T22:24:00" calcext:value-type="date">
            <text:p>08/24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8-24T22:24:00" calcext:value-type="date">
            <text:p>08/24/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1T21:19:00" calcext:value-type="date">
            <text:p>09/01/25 0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1T21:19:00" calcext:value-type="date">
            <text:p>09/01/25 0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1T21:19:00" calcext:value-type="date">
            <text:p>09/01/25 0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1T21:19:00" calcext:value-type="date">
            <text:p>09/01/25 0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1T21:19:00" calcext:value-type="date">
            <text:p>09/01/25 0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1T21:19:00" calcext:value-type="date">
            <text:p>09/01/25 0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9T20:22:00" calcext:value-type="date">
            <text:p>09/09/25 0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9T20:22:00" calcext:value-type="date">
            <text:p>09/09/25 0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9T20:22:00" calcext:value-type="date">
            <text:p>09/09/25 0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9T20:22:00" calcext:value-type="date">
            <text:p>09/09/25 0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9T20:22:00" calcext:value-type="date">
            <text:p>09/09/25 0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09T20:23:00" calcext:value-type="date">
            <text:p>09/09/25 08:2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17T03:06:00" calcext:value-type="date">
            <text:p>09/17/25 03:06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</table:table-row>
        <table:table-row table:style-name="ro1">
          <table:table-cell office:value-type="date" office:date-value="2025-09-17T20:54:00" calcext:value-type="date">
            <text:p>09/17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17T20:54:00" calcext:value-type="date">
            <text:p>09/17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17T20:54:00" calcext:value-type="date">
            <text:p>09/17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17T20:54:00" calcext:value-type="date">
            <text:p>09/17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17T20:54:00" calcext:value-type="date">
            <text:p>09/17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5-09-17T20:54:00" calcext:value-type="date">
            <text:p>09/17/25 0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9:26:11.375536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9:55:18.890648187</meta:creation-date>
    <dc:date>2025-10-02T09:25:05.333238428</dc:date>
    <meta:editing-duration>PT10M23S</meta:editing-duration>
    <meta:editing-cycles>2</meta:editing-cycles>
    <meta:generator>LibreOffice/24.2.7.2$Linux_X86_64 LibreOffice_project/420$Build-2</meta:generator>
    <meta:document-statistic meta:table-count="1" meta:cell-count="10728" meta:object-count="0"/>
  </office:meta>
</office:document-meta>
</file>